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fo:font-style="normal" style:text-underline-style="none" style:font-style-asian="normal" style:font-style-complex="normal"/>
    </style:style>
    <style:style style:name="P4" style:family="paragraph" style:parent-style-name="Standard" style:list-style-name="L1">
      <style:text-properties fo:font-style="normal" style:text-underline-style="none" style:font-style-asian="normal" style:font-style-complex="normal"/>
    </style:style>
    <style:style style:name="P5" style:family="paragraph" style:parent-style-name="Standard" style:list-style-name="L1">
      <style:text-properties fo:font-style="normal" style:text-underline-style="none" style:font-style-asian="normal" style:font-style-complex="normal"/>
    </style:style>
    <style:style style:name="P6" style:family="paragraph" style:parent-style-name="Standard" style:list-style-name="L1">
      <style:text-properties fo:font-style="normal" style:text-underline-style="none" style:font-style-asian="normal" style:font-style-complex="normal"/>
    </style:style>
    <style:style style:name="P7" style:family="paragraph" style:parent-style-name="Standard" style:list-style-name="L1">
      <style:text-properties fo:font-style="normal" style:text-underline-style="none" style:font-style-asian="normal" style:font-style-complex="normal"/>
    </style:style>
    <style:style style:name="P8" style:family="paragraph" style:parent-style-name="Standard" style:list-style-name="L1">
      <style:text-properties fo:font-style="normal" style:text-underline-style="none" style:font-style-asian="normal" style:font-style-complex="normal"/>
    </style:style>
    <style:style style:name="P9" style:family="paragraph" style:parent-style-name="Standard" style:list-style-name="L1">
      <style:text-properties fo:font-style="normal" style:text-underline-style="none" style:font-style-asian="normal" style:font-style-complex="normal"/>
    </style:style>
    <style:style style:name="P10" style:family="paragraph" style:parent-style-name="Standard" style:list-style-name="L1">
      <style:text-properties fo:font-style="normal" style:text-underline-style="none" style:font-style-asian="normal" style:font-style-complex="normal"/>
    </style:style>
    <style:style style:name="P11" style:family="paragraph" style:parent-style-name="Standard" style:list-style-name="L2">
      <style:text-properties fo:font-style="normal" style:text-underline-style="none" style:font-style-asian="normal" style:font-style-complex="normal"/>
    </style:style>
    <style:style style:name="P12" style:family="paragraph" style:parent-style-name="Standard" style:list-style-name="L2">
      <style:text-properties fo:font-style="normal" style:text-underline-style="none" style:font-style-asian="normal" style:font-style-complex="normal"/>
    </style:style>
    <style:style style:name="P13" style:family="paragraph" style:parent-style-name="Standard" style:list-style-name="L2">
      <style:text-properties fo:font-style="normal" style:text-underline-style="none" style:font-style-asian="normal" style:font-style-complex="normal"/>
    </style:style>
    <style:style style:name="P14" style:family="paragraph" style:parent-style-name="Standard" style:list-style-name="L2">
      <style:text-properties fo:font-style="normal" style:text-underline-style="none" style:font-style-asian="normal" style:font-style-complex="normal"/>
    </style:style>
    <style:style style:name="P15" style:family="paragraph" style:parent-style-name="Standard" style:list-style-name="L2">
      <style:text-properties fo:font-style="normal" style:text-underline-style="none"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underline-style="solid" style:text-underline-width="auto" style:text-underline-color="font-color"/>
    </style:style>
    <style:style style:name="T4" style:family="text">
      <style:text-properties style:text-underline-style="none"/>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y 06, 2007</text:p>
      <text:p text:style-name="Standard"/>
      <text:p text:style-name="Standard">For a massive speed improvement, by a factor of many thousands, earlier work on the bigint and scalar classes was scrapped in favor of new C++ wrappers of GMP's mpz_t and MPFR's mpfr_t, respectively. <text:s/>MPFR is needed for some extra utilities not in GMP's mpf_t, like trig functions. <text:s/>The class wrappers have proxies for arithmetical operators +, -, *, and /, and also % for bigints.</text:p>
      <text:p text:style-name="Standard"/>
      <text:p text:style-name="Standard">May 18, 2007</text:p>
      <text:p text:style-name="Standard"/>
      <text:p text:style-name="Standard">vector class redesigned to work with proxies too, so that the optimizations achieved by scalar's proxies aren't useless. <text:s/>Unclear on whether dot and cross products could use proxies, or if operators like += and *= could use them. <text:s/>+= and *= could work with addition and multiplication proxies respectively, like this:</text:p>
      <text:p text:style-name="Standard"/>
      <text:p text:style-name="Standard">scalar&amp; operator *=(const scalar_mul_proxy&amp; proxy) {</text:p>
      <text:p text:style-name="Standard"><text:s text:c="2"/>*this *= *proxy.a;</text:p>
      <text:p text:style-name="Standard"><text:s text:c="2"/>*this *= *proxy.b;</text:p>
      <text:p text:style-name="Standard"><text:s text:c="2"/>return *this;</text:p>
      <text:p text:style-name="Standard">}</text:p>
      <text:p text:style-name="Standard"/>
      <text:p text:style-name="Standard">but constructs like x *= y * x would behave weirdly. <text:s/>Also, GMP and MPFR manuals tell me that ****_mul(y, y, z) is less efficient than ****_mul(x, y, z) anyway, so for multiplication, this might be useless. <text:s/>Perhaps I can learn from the C++ wrappers that are part of GMP.</text:p>
      <text:p text:style-name="Standard"/>
      <text:p text:style-name="Standard">May 21, 2007</text:p>
      <text:p text:style-name="Standard"/>
      <text:p text:style-name="Standard">body and system classes also redesigned; they now use std::list. <text:s/>This means that particles or bodies can be removed or inserted throughout the execution of a program, but also means that body and system must now be copyable. <text:s/>std::list was chosen because its iterators are difficult to invalidate, not because insertions and deletions in the middle of the container are likely. <text:s/>Member functions like average_velocity and torque were moved out of the body class and into utilities, because they aren't really part of the class structure. <text:s/>std::list iterators can't be used as keys in std::map, so another approach is suggested to store extra information about particles: have an array, vector, etc. of the class that stores extra data, and have each instance of this class store an iterator to what it points to, then iterate through the array/vector instead of the body or system.</text:p>
      <text:p text:style-name="Standard"/>
      <text:p text:style-name="Standard">Decided to switch to a less C#-like, more commonplace coding style, which saves space and is more prevalent, therefore more easy to understand and maintain by many people. <text:s/>For the same reasons, .hh and .cc files will become .hpp and .cpp files, respectively. <text:s/>See (<text:a xlink:type="simple" xlink:href="http://gcc.gnu.org/onlinedocs/libstdc++/17_intro/C++STYLE">http://gcc.gnu.org/onlinedocs/libstdc++/17_intro/C++STYLE</text:a>).</text:p>
      <text:p text:style-name="Standard"/>
      <text:p text:style-name="Standard">Support for meshes has been lain out, and the new cdetect.h header file written.</text:p>
      <text:p text:style-name="Standard"/>
      <text:p text:style-name="Standard">May 23, 2007</text:p>
      <text:p text:style-name="Standard"/>
      <text:p text:style-name="Standard">Multiple proofs completed: triangle-triangle intersection tests can be reduced to 6 line-segment-triangle <text:soft-page-break/>intersection tests, exact bounds on parameters that determine the inside and outside of triangles, intersection of line-segment and triangle. <text:s/>Collision <text:span text:style-name="T1">detection</text:span><text:span text:style-name="T2"> is now fully implemented, but not mesh generation or collision response. <text:s/>Got rid of CMake, in favor of more conventional makefiles.</text:span></text:p>
      <text:p text:style-name="P1"/>
      <text:p text:style-name="P1">May 26, 2007</text:p>
      <text:p text:style-name="P1"/>
      <text:p text:style-name="P1">Makefile written; uses libtool.</text:p>
      <text:p text:style-name="P1"/>
      <text:p text:style-name="P1">May 31, 2007</text:p>
      <text:p text:style-name="P1"/>
      <text:p text:style-name="P1">Makefile improved; now has libcarom, libxcarom, xcarom and check targets.</text:p>
      <text:p text:style-name="P1"/>
      <text:p text:style-name="P1">June 02, 2007</text:p>
      <text:p text:style-name="P1"/>
      <text:p text:style-name="P1">Check program written, though it doesn't compile yet, as needed functions aren't implemented. <text:s/>An early version seemed to generate the bodies correctly.</text:p>
      <text:p text:style-name="P1"/>
      <text:p text:style-name="P1">June 9, 2007</text:p>
      <text:p text:style-name="P1"/>
      <text:p text:style-name="P1">Const-correctness issues clarified regarding the mesh class. <text:s/>New fields added to mesh, and new class intersection_list made to take the burden of correct argument-order to rigid_collision off the user.</text:p>
      <text:p text:style-name="P1"/>
      <text:p text:style-name="P1">June 10, 2007</text:p>
      <text:p text:style-name="P1"/>
      <text:p text:style-name="P1">Some elements of generate_mesh designed, including a rudimentary way to determine if a point is CW or CCW of another point. <text:s/>Also, it turns out MPFR is part of the GMP rpm in FC6, so I did a lot of hacking for nothing. <text:s/>Upgrade to F7 nullified my hacks, though, so all is well, except that MPFR from the rpm is a static library, meaning I have to do some creative linking to get around the text-relocation SELinux errors.</text:p>
      <text:p text:style-name="P1"/>
      <text:p text:style-name="P1">June 23, 2007</text:p>
      <text:p text:style-name="P1"/>
      <text:p text:style-name="P1">Completed and tested generate_mesh. It is way to slow, as in, it'll take ~40 years, so a faster algorithm is needed.</text:p>
      <text:p text:style-name="P1"/>
      <text:p text:style-name="P1">June 29, 2007</text:p>
      <text:p text:style-name="P1"/>
      <text:p text:style-name="P1">New mesh-generation algorithm designed and half-implemented; should be faster. <text:s/>When quadratically iterating through something, though, the list iterators are annoying. <text:s/>For example:</text:p>
      <text:p text:style-name="P1"/>
      <text:p text:style-name="P1">for (body::iterator i = b.begin(); i != b.end() ++i) {</text:p>
      <text:p text:style-name="P1"><text:s text:c="2"/>for (body::iterator j = <text:span text:style-name="T3">(++i)--</text:span><text:span text:style-name="T4">; j != b.end(); ++j) {</text:span></text:p>
      <text:p text:style-name="P2"><text:s text:c="2"/>}</text:p>
      <text:p text:style-name="P2">}</text:p>
      <text:p text:style-name="P2"/>
      <text:p text:style-name="P2">Boost provides the needed next and prior functions. <text:s/>Should maybe use those.</text:p>
      <text:p text:style-name="P2"><text:soft-page-break/></text:p>
      <text:p text:style-name="P2">July 02, 2007</text:p>
      <text:p text:style-name="P2"/>
      <text:p text:style-name="P2">New mesh-generation algorithm fully implemented and tested, but it's still too slow.</text:p>
      <text:p text:style-name="P2"/>
      <text:p text:style-name="P2">July 03, 2007</text:p>
      <text:p text:style-name="P2"/>
      <text:p text:style-name="P2">Much of xcarom written. <text:s/>The old static class was bulky, redundant, and in-the-way, so the code looks more like C than C++ now (stand-alone functions, global variables). <text:s/>Much of the processing will be handled by the new libxcarom, which has been restructured slightly today as well. <text:s/>Cleverly used exceptions to exit from glutMainLoop nicely and return from main. <text:s/>freeglut has a glutLeaveMainLoop function, but it is unportable.</text:p>
      <text:p text:style-name="P2"/>
      <text:p text:style-name="P2">libxcarom's animation class no longer stores carom::scalars or carom::vectors (uses double and a new vector struct instead), or a pointer to a stream. <text:s/>A stream is instead passed as an argument to all the functions. <text:s/>This does a few things: dangling pointers to streams can no longer happen, xcarom::animation can be used to read animations, and xcarom doesn't have to deal with libcarom's datatypes, thus improving performance.</text:p>
      <text:p text:style-name="P2"/>
      <text:p text:style-name="P2">July 04, 2007</text:p>
      <text:p text:style-name="P2"/>
      <text:p text:style-name="P2">xcarom and libxcarom finished, but untested, as the carom library itself is not finished.</text:p>
      <text:p text:style-name="P2"/>
      <text:p text:style-name="P2">July 05, 2007</text:p>
      <text:p text:style-name="P2"/>
      <text:p text:style-name="P2">Some utility functions were written incorrectly. <text:s/>Added functions for linear and angular momentum. <text:s/>Removed average_ prefix from function names, as they are totals, not averages. <text:s/>Before these changes, angular motion was inverted; now, it's unpredictable and crazy.</text:p>
      <text:p text:style-name="P2"/>
      <text:p text:style-name="P2">July 12, 2007</text:p>
      <text:p text:style-name="P2"/>
      <text:p text:style-name="P2">An error in the ordering of operations in rigid_integrate was causing some of the problems, but not all. <text:s/>The error has been fixed; now, angular motion is just inverted. <text:s/>Collision response functions are in need of re-writing. <text:s/>operator-(const vector&amp;) was missing, and has been added.</text:p>
      <text:p text:style-name="P2"/>
      <text:p text:style-name="P2">July 19, 2007</text:p>
      <text:p text:style-name="P2"/>
      <text:p text:style-name="P2">Removed Fedora 7 and installed Scientific Linux 5.0, which provides some useful utilities. <text:s/>Began writing a texinfo document for Carom, and documented the system and body classes.</text:p>
      <text:p text:style-name="P2"/>
      <text:p text:style-name="P2">July 21, 2007</text:p>
      <text:p text:style-name="P2"/>
      <text:p text:style-name="P2">A bug in the function rotate has been fixed. <text:s/>The rotation formula used was for an alias transformation, but applied as an alibi transformation. <text:s/>Reversing the order of the cross-product operands has fixed the bug, making rigid-body motion work as expected.</text:p>
      <text:p text:style-name="P2"/>
      <text:p text:style-name="P2"><text:soft-page-break/>July 23, 2007</text:p>
      <text:p text:style-name="P2"/>
      <text:p text:style-name="P2">An algorithm for the convex hull has been implemented in generate_mesh.</text:p>
      <text:p text:style-name="P2"/>
      <text:p text:style-name="P2">August 05, 2007</text:p>
      <text:p text:style-name="P2"/>
      <text:p text:style-name="P2">Support for meshes was working strangely, and the code was cluttered, so collision-detection and mesh support has been removed, for now. <text:s/>Began to write code to support the RK4 algorithm.</text:p>
      <text:p text:style-name="P2"/>
      <text:p text:style-name="P2">August 17, 2007</text:p>
      <text:p text:style-name="P2"/>
      <text:p text:style-name="P2">I haven't updated the logbook with recent changes until now because I switched to Arch Linux, which is considerably faster, and just downloaded OpenOffice so I could read and edit this document. <text:s/>The previously unmentioned changes are:</text:p>
      <text:p text:style-name="P2"/>
      <text:list text:style-name="L1">
        <text:list-item>
          <text:p text:style-name="P4">Removed arbitrary-precision arithmetic support from the library, because the 14 decimal digits of precision offered by double-precision arithmetic ought to be enough for any classical mechanics simulation, and because the native operations should be faster</text:p>
        </text:list-item>
        <text:list-item>
          <text:p text:style-name="P4">Changed to a GNU autotools build system</text:p>
        </text:list-item>
        <text:list-item>
          <text:p text:style-name="P4">Scrapped seperate libxcarom and xcarom; it will be just one library</text:p>
        </text:list-item>
        <text:list-item>
          <text:p text:style-name="P4">Finished support for the RK4 algorithm</text:p>
        </text:list-item>
        <text:list-item>
          <text:p text:style-name="P4">The particle struct now stores position, momentum, and force, rather than position, velocity, and acceleration, which:</text:p>
          <text:list>
            <text:list-item>
              <text:p text:style-name="P4">Makes ensuring conservation of momentum easier, and</text:p>
            </text:list-item>
            <text:list-item>
              <text:p text:style-name="P4">As most physical laws refer to forces, and not acceleration, should make clients' jobs easier</text:p>
            </text:list-item>
          </text:list>
        </text:list-item>
      </text:list>
      <text:p text:style-name="P2"/>
      <text:p text:style-name="P2">September 04, 2007</text:p>
      <text:p text:style-name="P2"/>
      <text:p text:style-name="P2">Began to move code from class definitions to source files, enabling the headers to be cleaner, and also to run gproff to tell which functions should be inlined, and which functions needn't be. <text:s/>Also, I plan to write unit-checked wrapper classes for vectors and scalars, so that adding a displacement to a velocity (for example) would be a compile-time error.</text:p>
      <text:p text:style-name="P2"/>
      <text:p text:style-name="P2">September 08, 2007</text:p>
      <text:p text:style-name="P2"/>
      <text:p text:style-name="P2">To-do list:</text:p>
      <text:p text:style-name="P2"/>
      <text:list text:style-name="L2">
        <text:list-item>
          <text:p text:style-name="P11">Implement the scalar and vector classes</text:p>
        </text:list-item>
        <text:list-item>
          <text:p text:style-name="P11">Implement a tensor class</text:p>
        </text:list-item>
        <text:list-item>
          <text:p text:style-name="P11">Update the library to support the new unit-correct scalar and vector classes</text:p>
        </text:list-item>
        <text:list-item>
          <text:p text:style-name="P11">Re-engineer the support for RK4 to interface well with collision detection</text:p>
        </text:list-item>
        <text:list-item>
          <text:p text:style-name="P11">Implement meshes and collision detection</text:p>
        </text:list-item>
      </text:list>
      <text:p text:style-name="P2"/>
      <text:p text:style-name="P2">September 23, 2007</text:p>
      <text:p text:style-name="P2"/>
      <text:p text:style-name="P2">Scalar class designed. <text:s/>The new scalar class works a bit differently, so most of the library needs a re-<text:soft-page-break/>write. <text:s/>It is unit-correct, so the type <text:span text:style-name="T1">scalar </text:span>is now a typedef for a unit-correct scalar class with the exponents on the mass, distance, and time units all zero. <text:s/>The type <text:span text:style-name="T1">mass </text:span>has the exponent on the mass unit set to one, and the others set to zero.</text:p>
      <text:p text:style-name="P2"/>
      <text:p text:style-name="P2">Implementation of the scalar_units class, and all its associated classes, operators, etc., almost complete. <text:s/>Rudimentary compilation of a single a = b + c expression shows that the carom library produces similar machine code to an equivalent program using only mpfr library calls. <text:s/>I have yet to test it with compound expressions like a = (b + c) * (d + e).</text:p>
      <text:p text:style-name="P2"/>
      <text:p text:style-name="P2">September 29, 2007</text:p>
      <text:p text:style-name="P2"/>
      <text:p text:style-name="P2">Scalar class completely implemented, working now on vector cla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7-05-21T14:43:27</meta:creation-date>
    <dc:creator>Tavian Barnes</dc:creator>
    <dc:date>2007-09-29T17:52:17</dc:date>
    <meta:editing-cycles>79</meta:editing-cycles>
    <meta:editing-duration>P14DT3H12M5S</meta:editing-duration>
    <meta:user-defined meta:name="Info 1"/>
    <meta:user-defined meta:name="Info 2"/>
    <meta:user-defined meta:name="Info 3"/>
    <meta:user-defined meta:name="Info 4"/>
    <meta:document-statistic meta:table-count="0" meta:image-count="0" meta:object-count="0" meta:page-count="5" meta:paragraph-count="77" meta:word-count="1489" meta:character-count="9044"/>
  </office:meta>
</office:document-meta>
</file>